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draw:auto-grow-height="true" fo:min-height="3.50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54pt" style:font-size-asian="54pt" style:font-size-complex="5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Beginning functional programming </text:p>
            <text:p>in Java</text:p>
            <text:p/>
            <text:p>Chapter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3">
              <text:list-item>
                <text:p>Functional Programming Basics</text:p>
              </text:list-item>
              <text:list-item>
                <text:p>Objects vs Functions</text:p>
              </text:list-item>
              <text:list-item>
                <text:p>Java world and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Functional Programming<text:line-break/><text:span text:style-name="T1">short history I</text:span></text:p>
          </draw:text-box>
        </draw:frame>
        <draw:frame presentation:style-name="pr4" draw:layer="layout" svg:width="25cm" svg:height="12.179cm" svg:x="1.4cm" svg:y="4.914cm" presentation:class="outline" presentation:user-transformed="true">
          <draw:text-box>
            <text:list text:style-name="L3">
              <text:list-item>
                <text:p>Lambda calculus (Alonzo Church, 30's)</text:p>
              </text:list-item>
              <text:list-item>
                <text:p>IPL (50's)</text:p>
              </text:list-item>
              <text:list-item>
                <text:p>Lisp (50's) – IPL „on steroids”</text:p>
              </text:list-item>
              <text:list-item>
                <text:p>Scheme (70's) – better Lisp (simpler, easi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Functional Programming<text:line-break/><text:span text:style-name="T1">short history II</text:span></text:p>
          </draw:text-box>
        </draw:frame>
        <draw:custom-shape draw:style-name="gr2" draw:text-style-name="P1" draw:layer="layout" svg:width="7.2cm" svg:height="2.8cm" svg:x="6.4cm" svg:y="5.4cm">
          <text:p text:style-name="P1">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.8cm" svg:x="18.4cm" svg:y="5.4cm">
          <text:p text:style-name="P1">Mirand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.8cm" svg:x="18.4cm" svg:y="11cm">
          <text:p text:style-name="P1">Haskel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2cm" svg:y1="8.2cm" svg:x2="22cm" svg:y2="11cm">
          <text:p/>
        </draw:line>
        <draw:custom-shape draw:style-name="gr2" draw:text-style-name="P1" draw:layer="layout" svg:width="7.2cm" svg:height="2.8cm" svg:x="1.8cm" svg:y="10cm">
          <text:p text:style-name="P1">Standard 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.8cm" svg:x="10.2cm" svg:y="10cm">
          <text:p text:style-name="P1">Objective Cal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2.8cm" svg:x="10.2cm" svg:y="14.6cm">
          <text:p text:style-name="P1">F#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cm" svg:y1="8.2cm" svg:x2="5cm" svg:y2="10cm">
          <text:p/>
        </draw:line>
        <draw:line draw:style-name="gr3" draw:text-style-name="P2" draw:layer="layout" svg:x1="9.8cm" svg:y1="8.2cm" svg:x2="14cm" svg:y2="10cm">
          <text:p/>
        </draw:line>
        <draw:line draw:style-name="gr3" draw:text-style-name="P2" draw:layer="layout" svg:x1="13.8cm" svg:y1="12.8cm" svg:x2="13.8cm" svg:y2="14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3">
        <draw:frame presentation:style-name="pr5" draw:layer="layout" svg:width="25.199cm" svg:height="3.506cm" svg:x="1.4cm" svg:y="0.837cm" presentation:class="title">
          <draw:text-box>
            <text:p>Functional Programming<text:line-break/><text:span text:style-name="T1">Pure vs Mixed</text:span>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Lazy evaluation</text:p>
              </text:list-item>
              <text:list-item>
                <text:p>No side effects</text:p>
              </text:list-item>
              <text:list-item>
                <text:p>I/O based on monads</text:p>
              </text:list-item>
              <text:list-item>
                <text:p>Haskell, Clean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Imperative code</text:p>
              </text:list-item>
              <text:list-item>
                <text:p>„Normal” I/O</text:p>
              </text:list-item>
              <text:list-item>
                <text:p>Side effects possible</text:p>
              </text:list-item>
              <text:list-item>
                <text:p>Mix with other paradigms e.g. OO</text:p>
              </text:list-item>
              <text:list-item>
                <text:p>JavaScript, Scala, Clojure, F#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2">Functional </text:span><text:span text:style-name="T3">Programming</text:span></text:p>
            <text:p><text:span text:style-name="T4">attribute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o <text:span text:style-name="T3">side</text:span> <text:span text:style-name="T3">effects</text:span></text:p>
              </text:list-item>
              <text:list-item>
                <text:p>No state</text:p>
              </text:list-item>
              <text:list-item>
                <text:p><text:span text:style-name="T3">Immutability</text:span></text:p>
              </text:list-item>
              <text:list-item>
                <text:p><text:span text:style-name="T3">Declarative style</text:span></text:p>
              </text:list-item>
              <text:list-item>
                <text:p><text:span text:style-name="T3">Lazy evaluation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Object Oriented Programming<text:line-break/><text:span text:style-name="T5">attribute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Stateful</text:p>
              </text:list-item>
              <text:list-item>
                <text:p>Side effects</text:p>
              </text:list-item>
              <text:list-item>
                <text:p>Mutability</text:p>
              </text:list-item>
              <text:list-item>
                <text:p>Imperative style</text:p>
              </text:list-item>
              <text:list-item>
                <text:p>Eager evalu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span text:style-name="T6">Bu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32">
        <draw:frame presentation:style-name="pr1" draw:layer="layout" svg:width="25.199cm" svg:height="16.255cm" svg:x="1.4cm" svg:y="0.837cm" presentation:class="subtitle">
          <draw:text-box>
            <text:p>We can mix this two styl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by</text:p>
              </text:list-item>
              <text:list-item>
                <text:p>Python</text:p>
              </text:list-item>
              <text:list-item>
                <text:p>JavaScript</text:p>
              </text:list-item>
              <text:list-item>
                <text:p>Scala</text:p>
              </text:list-item>
              <text:list-item>
                <text:p>Ocalm</text:p>
              </text:list-item>
              <text:list-item>
                <text:p>Java (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1">
        <draw:frame presentation:style-name="pr3" draw:layer="layout" svg:width="25.199cm" svg:height="3.506cm" svg:x="1.4cm" svg:y="0.837cm" presentation:class="title">
          <draw:text-box>
            <text:p>Immutability in Jav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7">final</text:span> key word</text:p>
              </text:list-item>
              <text:list-item>
                <text:p>Immutable collections</text:p>
              </text:list-item>
              <text:list-item>
                <text:p>Getters only pojos</text:p>
              </text:list-item>
              <text:list-item>
                <text:p>Buil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oziolek </meta:initial-creator>
    <meta:creation-date>2014-09-06T11:26:09</meta:creation-date>
    <dc:date>2014-09-08T21:09:36</dc:date>
    <dc:creator>koziolek </dc:creator>
    <meta:editing-duration>P2DT9H35M14S</meta:editing-duration>
    <meta:editing-cycles>7</meta:editing-cycles>
    <meta:generator>LibreOffice/3.5$Linux_X86_64 LibreOffice_project/350m1$Build-2</meta:generator>
    <meta:document-statistic meta:object-count="72"/>
  </office:meta>
</office:document-meta>
</file>